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exend Light1" svg:font-family="'Lexend Light'"/>
    <style:font-face style:name="Cutive" svg:font-family="Cutive" style:font-family-generic="roman" style:font-pitch="variable"/>
    <style:font-face style:name="DM Serif Display" svg:font-family="'DM Serif Display'" style:font-family-generic="roman" style:font-pitch="variable"/>
    <style:font-face style:name="Dela Gothic One" svg:font-family="'Dela Gothic One'" style:font-family-generic="roman" style:font-pitch="variable"/>
    <style:font-face style:name="Lato" svg:font-family="Lato" style:font-family-generic="roman" style:font-pitch="variable"/>
    <style:font-face style:name="Lexend" svg:font-family="Lexend" style:font-family-generic="roman" style:font-pitch="variable"/>
    <style:font-face style:name="Lexend Light" svg:font-family="'Lexend Light'" style:font-family-generic="roman" style:font-pitch="variable"/>
    <style:font-face style:name="Lexend SemiBold" svg:font-family="'Lexend SemiBo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utive1" svg:font-family="Cutive" style:font-family-generic="system" style:font-pitch="variable"/>
    <style:font-face style:name="DM Serif Display1" svg:font-family="'DM Serif Display'" style:font-family-generic="system" style:font-pitch="variable"/>
    <style:font-face style:name="Dela Gothic One1" svg:font-family="'Dela Gothic One'" style:font-family-generic="system" style:font-pitch="variable"/>
    <style:font-face style:name="Lato1" svg:font-family="Lato" style:font-family-generic="system" style:font-pitch="variable"/>
    <style:font-face style:name="Lexend1" svg:font-family="Lexend" style:font-family-generic="system" style:font-pitch="variable"/>
    <style:font-face style:name="Lexend Light2" svg:font-family="'Lexend Light'" style:font-family-generic="system" style:font-pitch="variable"/>
    <style:font-face style:name="Lexend SemiBold1" svg:font-family="'Lexend SemiBold'"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3.1771in" fo:margin-top="0in" fo:margin-bottom="0in" table:align="right" style:may-break-between-rows="false"/>
    </style:style>
    <style:style style:name="Table1.A" style:family="table-column">
      <style:table-column-properties style:column-width="1.0931in"/>
    </style:style>
    <style:style style:name="Table1.B" style:family="table-column">
      <style:table-column-properties style:column-width="2.0833in"/>
    </style:style>
    <style:style style:name="Table1.1" style:family="table-row">
      <style:table-row-properties style:min-row-height="0.7292in" fo:keep-together="always"/>
    </style:style>
    <style:style style:name="Table1.A1" style:family="table-cell">
      <style:table-cell-properties fo:padding="0in" fo:border="none"/>
    </style:style>
    <style:style style:name="Table2" style:family="table">
      <style:table-properties style:width="3.1667in" fo:margin-left="0.3021in" fo:margin-top="0in" fo:margin-bottom="0in" table:align="left" style:may-break-between-rows="false"/>
    </style:style>
    <style:style style:name="Table2.A" style:family="table-column">
      <style:table-column-properties style:column-width="3.1667in"/>
    </style:style>
    <style:style style:name="Table2.1" style:family="table-row">
      <style:table-row-properties style:min-row-height="0.9167in" fo:keep-together="always"/>
    </style:style>
    <style:style style:name="Table2.A1" style:family="table-cell">
      <style:table-cell-properties fo:padding="0in" fo:border="1pt dashed #000000"/>
    </style:style>
    <style:style style:name="Table3" style:family="table">
      <style:table-properties style:width="7.1167in" fo:margin-top="0in" fo:margin-bottom="0in" table:align="center" style:writing-mode="lr-tb"/>
    </style:style>
    <style:style style:name="Table3.A" style:family="table-column">
      <style:table-column-properties style:column-width="3.509in"/>
    </style:style>
    <style:style style:name="Table3.B" style:family="table-column">
      <style:table-column-properties style:column-width="0.1257in"/>
    </style:style>
    <style:style style:name="Table3.C" style:family="table-column">
      <style:table-column-properties style:column-width="3.4819in"/>
    </style:style>
    <style:style style:name="Table3.1" style:family="table-row">
      <style:table-row-properties style:min-row-height="0.9417in" fo:keep-together="always"/>
    </style:style>
    <style:style style:name="Table3.A1" style:family="table-cell">
      <style:table-cell-properties fo:padding="0in" fo:border="none"/>
    </style:style>
    <style:style style:name="Table3.2" style:family="table-row">
      <style:table-row-properties fo:keep-together="always"/>
    </style:style>
    <style:style style:name="Table3.3" style:family="table-row">
      <style:table-row-properties fo:keep-together="always"/>
    </style:style>
    <style:style style:name="P1" style:family="paragraph" style:parent-style-name="Standard" style:list-style-name="WWNum2">
      <style:paragraph-properties fo:margin-left="0.3752in" fo:margin-right="0.0626in" fo:margin-top="0.0693in" fo:margin-bottom="0in" loext:contextual-spacing="false" fo:orphans="0" fo:widows="0" fo:text-indent="-0.1874in" style:auto-text-indent="false"/>
    </style:style>
    <style:style style:name="P2" style:family="paragraph" style:parent-style-name="Standard" style:list-style-name="WWNum2">
      <style:paragraph-properties fo:margin-left="0.3752in" fo:margin-right="0.0626in" fo:margin-top="0in" fo:margin-bottom="0in" loext:contextual-spacing="false" fo:orphans="0" fo:widows="0" fo:text-indent="-0.1874in" style:auto-text-indent="false"/>
    </style:style>
    <style:style style:name="P3" style:family="paragraph" style:parent-style-name="Standard" style:list-style-name="WWNum2">
      <style:paragraph-properties fo:margin-left="0.3752in" fo:margin-right="0.0626in" fo:margin-top="0in" fo:margin-bottom="0.0138in" loext:contextual-spacing="false" fo:orphans="0" fo:widows="0" fo:text-indent="-0.1874in" style:auto-text-indent="false"/>
    </style:style>
    <style:style style:name="P4" style:family="paragraph" style:parent-style-name="Standard">
      <style:paragraph-properties fo:margin-left="0in" fo:margin-right="0.0626in" fo:margin-top="0in" fo:margin-bottom="0in" loext:contextual-spacing="false" fo:line-height="100%" fo:text-indent="0in" style:auto-text-indent="false"/>
      <style:text-properties fo:font-size="1pt" style:font-size-asian="1pt" style:font-size-complex="1pt"/>
    </style:style>
    <style:style style:name="P5" style:family="paragraph" style:parent-style-name="Standard">
      <style:paragraph-properties fo:margin-left="0in" fo:margin-right="0.0626in" fo:margin-top="0in" fo:margin-bottom="0in" loext:contextual-spacing="false" fo:line-height="100%" fo:orphans="0" fo:widows="0" fo:text-indent="0in" style:auto-text-indent="false"/>
      <style:text-properties fo:font-size="1pt" style:font-size-asian="1pt" style:font-size-complex="1pt"/>
    </style:style>
    <style:style style:name="P6" style:family="paragraph" style:parent-style-name="Standard" style:master-page-name="Standard">
      <style:paragraph-properties fo:margin-left="0in" fo:margin-right="0.0626in" fo:margin-top="0in" fo:margin-bottom="0in" loext:contextual-spacing="false" fo:line-height="100%" fo:text-align="start" style:justify-single-word="false" fo:text-indent="0in" style:auto-text-indent="false" style:page-number="1"/>
      <style:text-properties fo:font-size="1pt" style:font-size-asian="1pt" style:font-size-complex="1pt"/>
    </style:style>
    <style:style style:name="P7" style:family="paragraph" style:parent-style-name="Standard">
      <style:paragraph-properties fo:margin-left="0in" fo:margin-right="0.0626in" fo:line-height="100%" fo:orphans="0" fo:widows="0" fo:text-indent="0in" style:auto-text-indent="false"/>
      <style:text-properties style:font-name="DM Serif Display" fo:font-size="1pt" style:font-name-asian="DM Serif Display1" style:font-size-asian="1pt" style:font-name-complex="DM Serif Display1" style:font-size-complex="1pt"/>
    </style:style>
    <style:style style:name="P8" style:family="paragraph" style:parent-style-name="Standard">
      <style:paragraph-properties fo:margin-left="0in" fo:margin-right="0.0626in" fo:margin-top="0in" fo:margin-bottom="0.0138in" loext:contextual-spacing="false" fo:line-height="100%" fo:text-indent="0in" style:auto-text-indent="false" fo:break-before="auto" fo:break-after="auto" fo:padding="0in" fo:border="none"/>
    </style:style>
    <style:style style:name="P9" style:family="paragraph" style:parent-style-name="Standard">
      <style:paragraph-properties fo:margin-left="0in" fo:margin-right="0in" fo:margin-top="0in" fo:margin-bottom="0in" loext:contextual-spacing="false" fo:line-height="100%" fo:text-indent="0in" style:auto-text-indent="false"/>
    </style:style>
    <style:style style:name="P10" style:family="paragraph" style:parent-style-name="Standard">
      <style:paragraph-properties fo:margin-left="0in" fo:margin-right="0in" fo:margin-top="0.028in" fo:margin-bottom="0.111in" loext:contextual-spacing="false" fo:line-height="100%" fo:text-indent="0in" style:auto-text-indent="false"/>
    </style:style>
    <style:style style:name="P11" style:family="paragraph" style:parent-style-name="Standard">
      <style:paragraph-properties fo:margin-left="0in" fo:margin-right="0in" fo:margin-top="0.028in" fo:margin-bottom="0.111in" loext:contextual-spacing="false" fo:line-height="115%" fo:text-indent="0in" style:auto-text-indent="false"/>
    </style:style>
    <style:style style:name="P12" style:family="paragraph" style:parent-style-name="Standard">
      <style:paragraph-properties fo:margin-left="0.3752in" fo:margin-right="0.0626in" fo:margin-top="0in" fo:margin-bottom="0in" loext:contextual-spacing="false" fo:line-height="100%" fo:orphans="0" fo:widows="0" fo:text-indent="0in" style:auto-text-indent="false"/>
      <style:text-properties fo:font-size="1pt" style:font-size-asian="1pt" style:font-size-complex="1pt"/>
    </style:style>
    <style:style style:name="P13" style:family="paragraph" style:parent-style-name="Standard">
      <style:paragraph-properties fo:margin-left="0.1252in" fo:margin-right="0.0626in" fo:margin-top="0in" fo:margin-bottom="0in" loext:contextual-spacing="false" fo:line-height="135%" fo:orphans="0" fo:widows="0" fo:text-indent="0in" style:auto-text-indent="false"/>
    </style:style>
    <style:style style:name="P14" style:family="paragraph" style:parent-style-name="Standard">
      <style:paragraph-properties fo:margin-left="0in" fo:margin-right="0.1354in" fo:margin-top="0in" fo:margin-bottom="0in" loext:contextual-spacing="false" fo:line-height="150%" fo:text-align="end" style:justify-single-word="false" fo:orphans="0" fo:widows="0" fo:text-indent="0in" style:auto-text-indent="false"/>
    </style:style>
    <style:style style:name="P15" style:family="paragraph" style:parent-style-name="Standard">
      <style:paragraph-properties fo:margin-left="0in" fo:margin-right="-0.0417in" fo:line-height="100%" fo:orphans="0" fo:widows="0" fo:text-indent="0in" style:auto-text-indent="false"/>
      <style:text-properties style:font-name="Lexend SemiBold" fo:font-size="1pt" style:font-name-asian="Lexend SemiBold1" style:font-size-asian="1pt" style:font-name-complex="Lexend SemiBold1" style:font-size-complex="1pt"/>
    </style:style>
    <style:style style:name="P16" style:family="paragraph" style:parent-style-name="Standard" style:list-style-name="WWNum1">
      <style:paragraph-properties fo:margin-left="0.3126in" fo:margin-right="0.0626in" fo:margin-top="0.0835in" fo:margin-bottom="0in" loext:contextual-spacing="false" fo:line-height="100%" fo:orphans="0" fo:widows="0" fo:text-indent="-0.1874in" style:auto-text-indent="false"/>
    </style:style>
    <style:style style:name="P17" style:family="paragraph" style:parent-style-name="Standard" style:list-style-name="WWNum1">
      <style:paragraph-properties fo:margin-left="0.3126in" fo:margin-right="0.0626in" fo:margin-top="0in" fo:margin-bottom="0in" loext:contextual-spacing="false" fo:line-height="100%" fo:orphans="0" fo:widows="0" fo:text-indent="-0.25in" style:auto-text-indent="false"/>
    </style:style>
    <style:style style:name="P18" style:family="paragraph" style:parent-style-name="Standard" style:list-style-name="WWNum1">
      <style:paragraph-properties fo:margin-left="0.3126in" fo:margin-right="0.0626in" fo:margin-top="0in" fo:margin-bottom="0.0138in" loext:contextual-spacing="false" fo:line-height="100%" fo:orphans="0" fo:widows="0" fo:text-indent="-0.25in" style:auto-text-indent="false"/>
    </style:style>
    <style:style style:name="P19" style:family="paragraph" style:parent-style-name="Standard">
      <style:paragraph-properties fo:margin-left="0.25in" fo:margin-right="0.0626in" fo:line-height="100%" fo:orphans="0" fo:widows="0" fo:text-indent="-0.0626in" style:auto-text-indent="false"/>
      <style:text-properties fo:font-size="2pt" style:font-size-asian="2pt" style:font-size-complex="2pt"/>
    </style:style>
    <style:style style:name="P20" style:family="paragraph" style:parent-style-name="Standard">
      <style:paragraph-properties fo:margin-left="0.25in" fo:margin-right="0.0626in" fo:orphans="0" fo:widows="0" fo:text-indent="-0.0626in" style:auto-text-indent="false"/>
      <style:text-properties fo:font-size="2pt" style:font-size-asian="2pt" style:font-size-complex="2pt"/>
    </style:style>
    <style:style style:name="P21" style:family="paragraph" style:parent-style-name="Heading_20_1">
      <style:paragraph-properties fo:margin-left="0in" fo:margin-right="0.0626in" fo:text-indent="0in" style:auto-text-indent="false"/>
    </style:style>
    <style:style style:name="P22" style:family="paragraph" style:parent-style-name="Heading_20_1">
      <style:paragraph-properties fo:margin-left="0in" fo:margin-right="0.0626in" fo:line-height="115%" fo:text-indent="0in" style:auto-text-indent="false"/>
    </style:style>
    <style:style style:name="P23" style:family="paragraph" style:parent-style-name="Heading_20_1">
      <style:paragraph-properties fo:margin-left="0in" fo:margin-right="0.0626in" fo:margin-top="0.0417in" fo:margin-bottom="0in" loext:contextual-spacing="false" fo:line-height="115%" fo:text-indent="0in" style:auto-text-indent="false"/>
    </style:style>
    <style:style style:name="P24" style:family="paragraph" style:parent-style-name="Heading_20_1">
      <style:paragraph-properties fo:margin-left="0.25in" fo:margin-right="0.0626in" fo:keep-together="auto" fo:text-indent="-0.0626in" style:auto-text-indent="false" fo:keep-with-next="auto"/>
    </style:style>
    <style:style style:name="P25" style:family="paragraph" style:parent-style-name="Heading_20_1">
      <style:paragraph-properties fo:margin-left="0.25in" fo:margin-right="-0.0209in" fo:keep-together="auto" fo:text-indent="-0.0626in" style:auto-text-indent="false" fo:keep-with-next="auto"/>
    </style:style>
    <style:style style:name="P26" style:family="paragraph" style:parent-style-name="Heading_20_3">
      <style:paragraph-properties fo:margin-left="0in" fo:margin-right="0.0626in" fo:margin-top="0in" fo:margin-bottom="0.0417in" loext:contextual-spacing="false" fo:line-height="115%" fo:keep-together="auto" fo:orphans="0" fo:widows="0" fo:text-indent="0in" style:auto-text-indent="false" fo:keep-with-next="auto"/>
    </style:style>
    <style:style style:name="P27" style:family="paragraph" style:parent-style-name="Heading_20_3">
      <style:paragraph-properties fo:margin-left="0in" fo:margin-right="0.0626in" fo:margin-top="0in" fo:margin-bottom="0.0417in" loext:contextual-spacing="false" fo:line-height="100%" fo:keep-together="auto" fo:orphans="0" fo:widows="0" fo:text-indent="0in" style:auto-text-indent="false" fo:keep-with-next="auto"/>
    </style:style>
    <style:style style:name="P28" style:family="paragraph" style:parent-style-name="Heading_20_3">
      <style:paragraph-properties fo:margin-left="0in" fo:margin-right="0.0626in" fo:margin-top="0in" fo:margin-bottom="0.0138in" loext:contextual-spacing="false" fo:line-height="115%" fo:text-indent="0in" style:auto-text-indent="false"/>
    </style:style>
    <style:style style:name="P29" style:family="paragraph" style:parent-style-name="Heading_20_3">
      <style:paragraph-properties fo:keep-together="auto" fo:keep-with-next="auto"/>
    </style:style>
    <style:style style:name="P30" style:family="paragraph" style:parent-style-name="Heading_20_3">
      <style:paragraph-properties fo:margin-left="0.25in" fo:margin-right="0.0626in" fo:margin-top="0in" fo:margin-bottom="0.0138in" loext:contextual-spacing="false" fo:line-height="100%" fo:keep-together="auto" fo:orphans="0" fo:widows="0" fo:text-indent="-0.0626in" style:auto-text-indent="false" fo:keep-with-next="auto"/>
    </style:style>
    <style:style style:name="P31" style:family="paragraph" style:parent-style-name="Title">
      <style:paragraph-properties fo:margin-left="0in" fo:margin-right="0.0626in" fo:line-height="100%" fo:text-indent="0in" style:auto-text-indent="false"/>
    </style:style>
    <style:style style:name="P32" style:family="paragraph" style:parent-style-name="Subtitle">
      <style:paragraph-properties fo:margin-left="0in" fo:margin-right="0.0626in" fo:text-indent="0in" style:auto-text-indent="false"/>
    </style:style>
    <style:style style:name="P33" style:family="paragraph" style:parent-style-name="Subtitle">
      <style:paragraph-properties fo:margin-left="0.1252in" fo:margin-right="0in" fo:margin-top="0.1945in" fo:margin-bottom="0in" loext:contextual-spacing="false" fo:line-height="115%" fo:text-align="justify" style:justify-single-word="false" fo:keep-together="always" fo:orphans="2" fo:widows="2" fo:text-indent="0in" style:auto-text-indent="false" fo:padding="0in" fo:border="none" fo:keep-with-next="always"/>
    </style:style>
    <style:style style:name="T1" style:family="text">
      <style:text-properties fo:font-size="30.5pt" style:font-size-asian="30.5pt" style:font-size-complex="30.5pt"/>
    </style:style>
    <style:style style:name="T2" style:family="text">
      <style:text-properties style:font-name="Lexend" fo:font-weight="bold" style:font-name-asian="Lexend1" style:font-weight-asian="bold" style:font-name-complex="Lexend1"/>
    </style:style>
    <style:style style:name="T3" style:family="text">
      <style:text-properties fo:font-size="8pt" style:font-size-asian="8pt" style:font-size-complex="8pt"/>
    </style:style>
    <style:style style:name="T4" style:family="text">
      <style:text-properties style:font-name="DM Serif Display" fo:font-size="11pt" style:font-name-asian="DM Serif Display1" style:font-size-asian="11pt" style:font-name-complex="DM Serif Display1" style:font-size-complex="11pt"/>
    </style:style>
    <style:style style:name="T5" style:family="text">
      <style:text-properties fo:color="#495280" style:text-underline-style="solid" style:text-underline-width="auto" style:text-underline-color="font-color"/>
    </style:style>
    <style:style style:name="T6" style:family="text">
      <style:text-properties fo:color="#495280"/>
    </style:style>
    <style:style style:name="T7" style:family="text">
      <style:text-properties fo:color="#434343"/>
    </style:style>
    <style:style style:name="T8" style:family="text">
      <style:text-properties fo:color="#434343" style:font-name="Lexend Light" fo:font-size="10pt" style:font-name-asian="Lexend Light2" style:font-size-asian="10pt" style:font-name-complex="Lexend Light2" style:font-size-complex="10pt"/>
    </style:style>
    <style:style style:name="T9" style:family="text">
      <style:text-properties fo:font-size="1pt" style:font-size-asian="1pt" style:font-size-complex="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1"><text:bookmark text:name="_gx115jcopv7o"/><text:span text:style-name="T1">J. Caleb McTwigan</text:span></text:p>
            <text:p text:style-name="P9"><text:span text:style-name="T2">Motion/Graphic Design | Audio/Video Editing</text:span></text:p>
            <text:p text:style-name="P10"><text:span text:style-name="T3">Jacksonville, FL</text:span></text:p>
          </table:table-cell>
          <table:covered-table-cell/>
          <table:table-cell table:style-name="Table3.A1" office:value-type="string">
            <text:p text:style-name="P12"/>
            <table:table table:name="Table2" table:style-name="Table2">
              <table:table-column table:style-name="Table2.A"/>
              <table:table-row table:style-name="Table2.1">
                <table:table-cell table:style-name="Table2.A1" office:value-type="string">
                  <text:p text:style-name="P7"/>
                  <table:table table:name="Table1" table:style-name="Table1">
                    <table:table-column table:style-name="Table1.A"/>
                    <table:table-column table:style-name="Table1.B"/>
                    <table:table-row table:style-name="Table1.1">
                      <table:table-cell table:style-name="Table1.A1" office:value-type="string">
                        <text:p text:style-name="P13"><text:span text:style-name="T4">email</text:span></text:p>
                        <text:p text:style-name="P13"><text:span text:style-name="T4">cell</text:span></text:p>
                        <text:p text:style-name="P13"><text:span text:style-name="T4">links</text:span></text:p>
                      </table:table-cell>
                      <table:table-cell table:style-name="Table1.A1" office:value-type="string">
                        <text:p text:style-name="P14"><text:a xlink:type="simple" xlink:href="mailto:caleb.mctwigan@gmail.com" text:style-name="ListLabel_20_19" text:visited-style-name="ListLabel_20_19"><text:span text:style-name="T5">caleb.mctwigan@gmail.com</text:span></text:a></text:p>
                        <text:p text:style-name="P14"><text:a xlink:type="simple" xlink:href="tel:5714223676" text:style-name="ListLabel_20_19" text:visited-style-name="ListLabel_20_19"><text:span text:style-name="T5">+1 (571) 422-3676</text:span></text:a></text:p>
                        <text:p text:style-name="P14"><text:a xlink:type="simple" xlink:href="https://calebmct.github.io/works/" text:style-name="ListLabel_20_19" text:visited-style-name="ListLabel_20_19"><text:span text:style-name="T5">portfolio</text:span></text:a><text:span text:style-name="T6"> <text:s/>| <text:s/></text:span><text:a xlink:type="simple" xlink:href="https://calebmct.github.io/" text:style-name="ListLabel_20_19" text:visited-style-name="ListLabel_20_19"><text:span text:style-name="T5">reel</text:span></text:a><text:span text:style-name="T6"> <text:s/>| <text:s/></text:span><text:a xlink:type="simple" xlink:href="https://www.linkedin.com/in/calebmctwigan/" text:style-name="ListLabel_20_19" text:visited-style-name="ListLabel_20_19"><text:span text:style-name="T5">linkedin</text:span></text:a></text:p>
                      </table:table-cell>
                    </table:table-row>
                  </table:table>
                  <text:p text:style-name="P15"/>
                </table:table-cell>
              </table:table-row>
            </table:table>
            <text:p text:style-name="P4"><text:bookmark text:name="_nl73tn41jcob"/></text:p>
          </table:table-cell>
        </table:table-row>
        <table:table-row table:style-name="Table3.2">
          <table:table-cell table:style-name="Table3.A1" office:value-type="string">
            <text:p text:style-name="P32"><text:bookmark text:name="_k8dmz2hdgywk"/>SUMMARY</text:p>
            <text:p text:style-name="P11">Hardworking, highly motivated creative professional eager to lend combined knowledge and skills to create visually stunning and effective designs. Operates well in both individual and team capacities, leveraging seasoned work ethic to quickly adapt and drive objectives. Resourceful and goal-oriented with a passion for growth and efficiency.</text:p>
            <text:p text:style-name="P32"><text:bookmark text:name="_houawhx6eg39"/>SKILLS</text:p>
            <text:list xml:id="list1634157714" text:style-name="WWNum1">
              <text:list-item>
                <text:p text:style-name="P16"><text:span text:style-name="T2">Adobe Suite &amp; Design Tools</text:span><text:line-break/>⬢ After Effects<text:line-break/>⬢ Illustrator<text:line-break/>⬢ Photoshop<text:line-break/>⬢ Premiere<text:line-break/>⬢ Audition<text:line-break/>⬢ Blender</text:p>
              </text:list-item>
              <text:list-item>
                <text:p text:style-name="P17"><text:span text:style-name="T2">Web Development<text:line-break/></text:span>⬢ HTML/CSS<text:line-break/>⬢ Javascript/jQuery</text:p>
              </text:list-item>
              <text:list-item>
                <text:p text:style-name="P18"><text:span text:style-name="T2">Google/Office Suite<text:line-break/></text:span>⬢ Sheets/Excel<text:line-break/>⬢ Docs/Word<text:line-break/>⬢ Slides/Powerpoint</text:p>
              </text:list-item>
            </text:list>
            <text:p text:style-name="Subtitle"><text:bookmark text:name="_b1a35eeizjqd"/>PROJECTS &amp; ACHIEVEMENTS</text:p>
            <text:p text:style-name="P22"><text:bookmark text:name="_ycrrq8494tnj"/>48 Hour Film Project, D.C.</text:p>
            <text:p text:style-name="P26"><text:bookmark text:name="_nihnlual6ul9"/><text:span text:style-name="T7">2018 | </text:span>Editing, mixing, &amp; A/V enhancing for a short film created in 48 hours with a small group.</text:p>
            <text:p text:style-name="P22"><text:bookmark text:name="_5wxfwsjd4aub"/>Effective Facilitator - Leadership Strategies</text:p>
            <text:p text:style-name="P26"><text:bookmark text:name="_u7m62svrtxul"/><text:span text:style-name="T7">2019 | </text:span>A 4-day course on learning and practicing effective meeting facilitation tools and techniques.</text:p>
            <text:p text:style-name="P21"><text:bookmark text:name="_ajzq48m2xdnm"/>Internal Promotional Videos - Custom Ink</text:p>
            <text:p text:style-name="P27"><text:bookmark text:name="_57wpf81rrtvn"/><text:span text:style-name="T7">2014 - 2023 | </text:span>Involved in directing, editing, filming, interviewing, mixing, creating graphics/animations, and working with brand assets &amp; guidelines to create various videos for viewing across Custom Ink (&gt;1500 people).</text:p>
            <text:p text:style-name="Subtitle"><text:bookmark text:name="_xbkrzh2ae7mu"/>EDUCATION</text:p>
            <text:p text:style-name="P23"><text:bookmark text:name="_dnommqhlinkw"/>Bachelor of Fine Arts in Animation</text:p>
            <text:p text:style-name="P28"><text:bookmark text:name="_lcwup3oqwses"/>2009 | Savannah College of Art &amp; Design</text:p>
          </table:table-cell>
          <table:table-cell table:style-name="Table3.A1" office:value-type="string">
            <text:p text:style-name="P5"/>
          </table:table-cell>
          <table:table-cell table:style-name="Table3.A1" office:value-type="string">
            <text:p text:style-name="P33"><text:bookmark text:name="_9e7veu7b5n8t"/>EXPERIENCE</text:p>
            <text:p text:style-name="Heading_20_1"><text:bookmark text:name="_4znxluaia92q"/>Operations Specialist | Custom Ink</text:p>
            <text:p text:style-name="P29"><text:bookmark text:name="_125loyfnj2h"/>JAN 2015 - MAR 2023</text:p>
            <text:list xml:id="list742874608" text:style-name="WWNum2">
              <text:list-item>
                <text:p text:style-name="P1">Developed, improved, and maintained the processes, resources, and overall performance of the Art &amp; Design Teams (~175 people).</text:p>
              </text:list-item>
              <text:list-item>
                <text:p text:style-name="P2">Created accessible visuals, images, videos, charts, presentations, and wiki articles to communicate changes and new information.</text:p>
              </text:list-item>
              <text:list-item>
                <text:p text:style-name="P2">Managed projects from idea to execution, including a new tool for artists to claim and send along customer design requests.</text:p>
              </text:list-item>
              <text:list-item>
                <text:p text:style-name="P2">Successfully transitioned &gt;100 people into a streamlined role for ~25% productivity gain.</text:p>
              </text:list-item>
              <text:list-item>
                <text:p text:style-name="P2">Created and supported the management of the company-wide wiki styling, templates, and formatting.</text:p>
              </text:list-item>
              <text:list-item>
                <text:p text:style-name="P3">Supported the Data team to develop reports for various teams across the business.</text:p>
              </text:list-item>
            </text:list>
            <text:p text:style-name="P19"/>
            <text:p text:style-name="P24"><text:bookmark text:name="_9y23mc5pz7pv"/>Expert Production Art Lead | Custom Ink</text:p>
            <text:p text:style-name="P30"><text:bookmark text:name="_j4xu6ndw53v5"/><text:span text:style-name="T7">MAR 2014 - JAN 2015</text:span></text:p>
            <text:list xml:id="list90419532551894" text:continue-numbering="true" text:style-name="WWNum2">
              <text:list-item>
                <text:p text:style-name="P1">Produced engaging graphics, animations, print materials, and communications for the Expert Production Art team’s busy season themes and activities.</text:p>
              </text:list-item>
              <text:list-item>
                <text:p text:style-name="P2">Created and maintained plug-and-play performance &amp; reliability tracking spreadsheets and summary docs.</text:p>
              </text:list-item>
              <text:list-item>
                <text:p text:style-name="P2">Fostered team growth and development, meeting individually with team members to help achieve their goals.</text:p>
              </text:list-item>
              <text:list-item>
                <text:p text:style-name="P3">Established myself as a go-to for questions, support, and decision making for new and complex processes.</text:p>
              </text:list-item>
            </text:list>
            <text:p text:style-name="P20"/>
            <text:p text:style-name="P25"><text:bookmark text:name="_fq5wulx424pd"/>Graphic Artist, Website Design/Development</text:p>
            <text:p text:style-name="P30"><text:bookmark text:name="_m6akngnk78r6"/><text:span text:style-name="T7">2007 - 2021</text:span></text:p>
            <text:list xml:id="list90419026893048" text:continue-numbering="true" text:style-name="WWNum2">
              <text:list-item>
                <text:p text:style-name="P1"><text:span text:style-name="T2">Neptune Ice </text:span>| Responsive CSS &amp; HTML for front-end website and shop via Shopify</text:p>
              </text:list-item>
              <text:list-item>
                <text:p text:style-name="P2"><text:span text:style-name="T2">The Vine VA</text:span> | Graphic Design &amp; Admin</text:p>
              </text:list-item>
              <text:list-item>
                <text:p text:style-name="P3"><text:span text:style-name="T2">Sabre Technologies</text:span> | Web Design &amp; Development</text:p>
              </text:list-item>
            </text:list>
          </table:table-cell>
        </table:table-row>
        <table:table-row table:style-name="Table3.3">
          <table:table-cell table:style-name="Table3.A1" office:value-type="string">
            <text:p text:style-name="P5"/>
          </table:table-cell>
          <table:table-cell table:style-name="Table3.A1" office:value-type="string">
            <text:p text:style-name="P5"/>
          </table:table-cell>
          <table:table-cell table:style-name="Table3.A1" office:value-type="string">
            <text:p text:style-name="P33"><text:bookmark text:name="_9e7veu7b5n8t1"/></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exend Light1" svg:font-family="'Lexend Light'"/>
    <style:font-face style:name="Cutive" svg:font-family="Cutive" style:font-family-generic="roman" style:font-pitch="variable"/>
    <style:font-face style:name="DM Serif Display" svg:font-family="'DM Serif Display'" style:font-family-generic="roman" style:font-pitch="variable"/>
    <style:font-face style:name="Dela Gothic One" svg:font-family="'Dela Gothic One'" style:font-family-generic="roman" style:font-pitch="variable"/>
    <style:font-face style:name="Lato" svg:font-family="Lato" style:font-family-generic="roman" style:font-pitch="variable"/>
    <style:font-face style:name="Lexend" svg:font-family="Lexend" style:font-family-generic="roman" style:font-pitch="variable"/>
    <style:font-face style:name="Lexend Light" svg:font-family="'Lexend Light'" style:font-family-generic="roman" style:font-pitch="variable"/>
    <style:font-face style:name="Lexend SemiBold" svg:font-family="'Lexend SemiBo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utive1" svg:font-family="Cutive" style:font-family-generic="system" style:font-pitch="variable"/>
    <style:font-face style:name="DM Serif Display1" svg:font-family="'DM Serif Display'" style:font-family-generic="system" style:font-pitch="variable"/>
    <style:font-face style:name="Dela Gothic One1" svg:font-family="'Dela Gothic One'" style:font-family-generic="system" style:font-pitch="variable"/>
    <style:font-face style:name="Lato1" svg:font-family="Lato" style:font-family-generic="system" style:font-pitch="variable"/>
    <style:font-face style:name="Lexend1" svg:font-family="Lexend" style:font-family-generic="system" style:font-pitch="variable"/>
    <style:font-face style:name="Lexend Light2" svg:font-family="'Lexend Light'" style:font-family-generic="system" style:font-pitch="variable"/>
    <style:font-face style:name="Lexend SemiBold1" svg:font-family="'Lexend SemiBold'"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Lexend Light" fo:font-size="10pt" fo:language="en" fo:country="none" style:letter-kerning="false" style:font-name-asian="Lexend Light2" style:font-size-asian="10pt" style:language-asian="zh" style:country-asian="CN" style:font-name-complex="Lexend Light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Lexend Light" fo:font-size="10pt" fo:language="en" fo:country="none" style:letter-kerning="false" style:font-name-asian="Lexend Light2" style:font-size-asian="10pt" style:language-asian="zh" style:country-asian="CN" style:font-name-complex="Lexend Light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752in" fo:margin-right="0.0626in" fo:margin-top="0.0693in" fo:margin-bottom="0.0138in" loext:contextual-spacing="false" fo:line-height="115%" fo:text-indent="-0.1874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874in" fo:margin-right="0.1146in" fo:margin-top="0.0417in" fo:margin-bottom="0in" loext:contextual-spacing="false" fo:line-height="100%" fo:keep-together="always" fo:text-indent="-0.0626in" style:auto-text-indent="false" fo:keep-with-next="always"/>
      <style:text-properties fo:color="#495280" style:font-name="DM Serif Display" fo:font-family="'DM Serif Display'" style:font-family-generic="roman" style:font-pitch="variable" fo:font-size="12pt" style:font-name-asian="DM Serif Display1" style:font-family-asian="'DM Serif Display'" style:font-family-generic-asian="system" style:font-pitch-asian="variable" style:font-size-asian="12pt" style:font-name-complex="DM Serif Display1" style:font-family-complex="'DM Serif Display'"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25in" fo:margin-right="0.2709in" fo:margin-top="0.0693in" fo:margin-bottom="0.139in" loext:contextual-spacing="false" fo:line-height="100%" fo:keep-together="always" fo:text-indent="0in" style:auto-text-indent="false" fo:keep-with-next="always"/>
      <style:text-properties fo:color="#666666" style:font-name="Cutive" fo:font-family="Cutive" style:font-family-generic="roman" style:font-pitch="variable" fo:font-size="9pt" style:font-name-asian="Cutive1" style:font-family-asian="Cutive" style:font-family-generic-asian="system" style:font-pitch-asian="variable" style:font-size-asian="9pt" style:font-name-complex="Cutive1" style:font-family-complex="Cutive" style:font-family-generic-complex="system" style:font-pitch-complex="variable" style:font-size-complex="9pt"/>
    </style:style>
    <style:style style:name="Heading_20_3" style:display-name="Heading 3" style:family="paragraph" style:parent-style-name="normal" style:next-style-name="Standard" style:default-outline-level="" style:class="text">
      <style:paragraph-properties fo:margin-left="0.1874in" fo:margin-right="0in" fo:margin-top="0in" fo:margin-bottom="0in" loext:contextual-spacing="false" fo:line-height="100%" fo:keep-together="always" fo:text-indent="-0.0626in" style:auto-text-indent="false" fo:keep-with-next="always"/>
      <style:text-properties fo:font-size="9pt" style:font-size-asian="9pt" style:font-size-complex="9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25in" fo:margin-right="0in" fo:margin-top="0.0555in" fo:margin-bottom="0in" loext:contextual-spacing="false" fo:line-height="100%" fo:keep-together="always" fo:text-indent="-0.1874in" style:auto-text-indent="false" fo:keep-with-next="always"/>
      <style:text-properties fo:color="#495280" style:font-name="DM Serif Display" fo:font-family="'DM Serif Display'" style:font-family-generic="roman" style:font-pitch="variable" fo:font-size="28pt" style:font-name-asian="DM Serif Display1" style:font-family-asian="'DM Serif Display'" style:font-family-generic-asian="system" style:font-pitch-asian="variable" style:font-size-asian="28pt" style:font-name-complex="DM Serif Display1" style:font-family-complex="'DM Serif Display'"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1945in" fo:margin-bottom="0in" loext:contextual-spacing="false" fo:line-height="100%" fo:text-align="justify" style:justify-single-word="false" fo:keep-together="always" fo:text-indent="0in" style:auto-text-indent="false" fo:keep-with-next="always"/>
      <style:text-properties fo:color="#f2511b" style:font-name="Dela Gothic One" fo:font-family="'Dela Gothic One'" style:font-family-generic="roman" style:font-pitch="variable" fo:font-size="12pt" style:font-name-asian="Dela Gothic One1" style:font-family-asian="'Dela Gothic One'" style:font-family-generic-asian="system" style:font-pitch-asian="variable" style:font-size-asian="12pt" style:font-name-complex="Dela Gothic One1" style:font-family-complex="'Dela Gothic One'"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tyle="normal" style:text-underline-style="none" fo:font-weight="normal" style:font-name-asian="Lexend Light2" style:font-family-asian="'Lexend Light'" style:font-family-generic-asian="system" style:font-pitch-asian="variable" style:font-style-asian="normal" style:font-weight-asian="normal" style:font-name-complex="Lexend Light2" style:font-family-complex="'Lexend Light'"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exend Light" fo:font-family="'Lexend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952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Lexend Light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0.35in" fo:margin-left="0.7in" fo:margin-right="0.7in" fo:background-color="#f8fbfa" style:writing-mode="lr-tb" style:layout-grid-color="#c0c0c0" style:layout-grid-lines="26162" style:layout-grid-base-height="0.0693in" style:layout-grid-ruby-height="0in" style:layout-grid-mode="none" style:layout-grid-ruby-below="false" style:layout-grid-print="false" style:layout-grid-display="false" style:layout-grid-base-width="0.1665in" style:layout-grid-snap-to="true" draw:fill="solid" draw:fill-color="#f8fbfa"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5in" fo:margin-left="0in" fo:margin-right="0in" fo:margin-bottom="0.3102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Standard"/>
      </style:head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1" meta:paragraph-count="45" meta:word-count="431" meta:character-count="2813" meta:non-whitespace-character-count="2439"/>
    <meta:generator>LibreOfficeDev/6.0.5.2$Linux_X86_64 LibreOffice_project/</meta:generator>
  </office:meta>
</office:document-meta>
</file>